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8C300000592E16BFFC4B56B8CF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078cm" svg:x="1.017cm" svg:y="9.098cm">
          <draw:image xlink:href="Pictures/10000000000008C300000592E16BFFC4B56B8CF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15:14:58.962642014</meta:creation-date>
    <dc:date>2018-04-27T15:15:43.116539712</dc:date>
    <meta:editing-duration>PT44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